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2.418cm" svg:height="2.346cm" svg:x="5.537cm" svg:y="4.167cm">
          <text:p text:style-name="P1"><text:span text:style-name="T1">setu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003cm" svg:y1="5.349cm" svg:x2="9.4cm" svg:y2="5.349cm">
          <text:p/>
        </draw:line>
        <draw:frame draw:style-name="gr3" draw:text-style-name="P3" draw:layer="layout" svg:width="1.431cm" svg:height="0.763cm" svg:x="6.724cm" svg:y="2.491cm">
          <draw:text-box>
            <text:p><text:span text:style-name="T2">0.3</text:span></text:p>
          </draw:text-box>
        </draw:frame>
        <draw:frame draw:style-name="gr3" draw:text-style-name="P3" draw:layer="layout" svg:width="1.397cm" svg:height="0.763cm" svg:x="9.652cm" svg:y="2.583cm">
          <draw:text-box>
            <text:p><text:span text:style-name="T2">0.03</text:span></text:p>
          </draw:text-box>
        </draw:frame>
        <draw:frame draw:style-name="gr4" draw:text-style-name="P3" draw:layer="layout" svg:width="1.397cm" svg:height="0.762cm" svg:x="7.982cm" svg:y="5.339cm">
          <draw:text-box>
            <text:p><text:span text:style-name="T2">0.06</text:span></text:p>
          </draw:text-box>
        </draw:frame>
        <draw:custom-shape draw:style-name="gr1" draw:text-style-name="P2" draw:layer="layout" svg:width="2.418cm" svg:height="2.346cm" svg:x="9.393cm" svg:y="4.209cm">
          <text:p text:style-name="P1"><text:span text:style-name="T1">end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19cm" svg:height="2.346cm" svg:x="7.36cm" svg:y="0.145cm">
          <text:p text:style-name="P1"><text:span text:style-name="T1">start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271cm" svg:y1="2.491cm" svg:x2="10.414cm" svg:y2="4.142cm">
          <text:p/>
        </draw:line>
        <draw:line draw:style-name="gr2" draw:text-style-name="P1" draw:layer="layout" svg:x1="8.001cm" svg:y1="2.491cm" svg:x2="6.958cm" svg:y2="4.169cm">
          <text:p/>
        </draw:line>
        <draw:custom-shape draw:style-name="gr1" draw:text-style-name="P2" draw:layer="layout" svg:width="2.418cm" svg:height="2.346cm" svg:x="1.727cm" svg:y="4.169cm">
          <text:p text:style-name="P1"><text:span text:style-name="T1">getD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558cm" svg:y1="5.374cm" svg:x2="4.161cm" svg:y2="5.374cm">
          <text:p/>
        </draw:line>
        <draw:frame draw:style-name="gr3" draw:text-style-name="P3" draw:layer="layout" svg:width="1.431cm" svg:height="0.763cm" svg:x="4.413cm" svg:y="5.373cm">
          <draw:text-box>
            <text:p><text:span text:style-name="T2">0.61</text:span></text:p>
          </draw:text-box>
        </draw:frame>
        <draw:custom-shape draw:style-name="gr5" draw:text-style-name="P4" draw:layer="layout" svg:width="1.757cm" svg:height="1.778cm" svg:x="3.732cm" svg:y="0.486cm">
          <text:p text:style-name="P1"><text:span text:style-name="T3">fake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134cm" svg:y1="1.348cm" svg:x2="5.61cm" svg:y2="1.348cm">
          <text:p/>
        </draw:line>
        <draw:line draw:style-name="gr6" draw:text-style-name="P1" draw:layer="layout" svg:x1="2.904cm" svg:y1="4.018cm" svg:x2="4.191cm" svg:y2="2.291cm">
          <text:p/>
        </draw:line>
        <draw:line draw:style-name="gr7" draw:text-style-name="P1" draw:layer="layout" svg:x1="4.953cm" svg:y1="2.264cm" svg:x2="6.414cm" svg:y2="4.043cm">
          <text:p/>
        </draw:line>
        <draw:path draw:style-name="gr8" draw:text-style-name="P1" draw:layer="layout" svg:width="8.769cm" svg:height="6.184cm" draw:transform="rotate (-2.99271606839468) translate (10.4167890357345cm 6.70059526534916cm)" svg:viewBox="0 0 8770 6185" svg:d="m0 19c15216-415 6010 6166 6010 6166">
          <text:p/>
        </draw:path>
        <draw:frame draw:style-name="gr3" draw:text-style-name="P3" draw:layer="layout" svg:width="1.431cm" svg:height="0.763cm" svg:x="5.925cm" svg:y="0.592cm">
          <draw:text-box>
            <text:p><text:span text:style-name="T2">0.67</text:span></text:p>
          </draw:text-box>
        </draw:frame>
        <draw:frame draw:style-name="gr3" draw:text-style-name="P3" draw:layer="layout" svg:width="1.431cm" svg:height="0.763cm" svg:x="4.626cm" svg:y="3.093cm">
          <draw:text-box>
            <text:p><text:span text:style-name="T2">0.33</text:span></text:p>
          </draw:text-box>
        </draw:frame>
        <draw:frame draw:style-name="gr3" draw:text-style-name="P3" draw:layer="layout" svg:width="1.431cm" svg:height="0.763cm" svg:x="3.426cm" svg:y="6.593cm">
          <draw:text-box>
            <text:p><text:span text:style-name="T2">1</text:span></text:p>
          </draw:text-box>
        </draw:frame>
        <draw:frame draw:style-name="gr3" draw:text-style-name="P3" draw:layer="layout" svg:width="1.431cm" svg:height="0.763cm" svg:x="2.887cm" svg:y="2.71cm">
          <draw:text-box>
            <text:p><text:span text:style-name="T2">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" draw:display-name="Hatch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cfe7e5" draw:fill-gradient-name="Gradient_20_7" draw:fill-hatch-name="Hatch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5cm" fo:margin-bottom="0.011cm" fo:margin-left="0cm" fo:margin-right="0cm" fo:page-width="13.3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bnam </meta:initial-creator>
    <meta:creation-date>2012-08-07T13:47:37</meta:creation-date>
    <dc:date>2013-11-12T23:25:40</dc:date>
    <dc:creator>shabnam </dc:creator>
    <meta:editing-duration>PT2H41M4S</meta:editing-duration>
    <meta:editing-cycles>31</meta:editing-cycles>
    <meta:generator>LibreOffice/3.4$Unix LibreOffice_project/340m1$Build-302</meta:generator>
    <meta:document-statistic meta:object-count="21"/>
  </office:meta>
</office:document-meta>
</file>